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Densidad respecto a completo</text:p>
          </table:table-cell>
          <table:table-cell office:value-type="string" calcext:value-type="string">
            <text:p>Densidad nodos/aristas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table:style-name="ce1" table:formula="of:=[.C2]/([.B2]*([.B2]-1)/2)" office:value-type="float" office:value="0.0000581987047122282" calcext:value-type="float">
            <text:p>0.000058</text:p>
          </table:table-cell>
          <table:table-cell table:formula="of:=[.B2]/[.C2]" office:value-type="float" office:value="0.121904158145935" calcext:value-type="float">
            <text:p>0.1219041581</text:p>
          </table:table-cell>
        </table:table-row>
        <table:table-row table:style-name="ro1">
          <table:table-cell office:value-type="string" calcext:value-type="string">
            <text:p>NotreDame</text:p>
          </table:table-cell>
          <table:table-cell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table:style-name="ce1" table:formula="of:=[.C3]/([.B3]*([.B3]-1)/2)" office:value-type="float" office:value="0.0000282214387291794" calcext:value-type="float">
            <text:p>0.000028</text:p>
          </table:table-cell>
          <table:table-cell table:formula="of:=[.B3]/[.C3]" office:value-type="float" office:value="0.217568367293776" calcext:value-type="float">
            <text:p>0.2175683673</text:p>
          </table:table-cell>
        </table:table-row>
        <table:table-row table:style-name="ro1">
          <table:table-cell office:value-type="string" calcext:value-type="string">
            <text:p>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7600595" calcext:value-type="float">
            <text:p>7600595</text:p>
          </table:table-cell>
          <table:table-cell table:style-name="ce1" table:formula="of:=[.C4]/([.B4]*([.B4]-1)/2)" office:value-type="float" office:value="0.0000323746799719159" calcext:value-type="float">
            <text:p>0.000032</text:p>
          </table:table-cell>
          <table:table-cell table:formula="of:=[.B4]/[.C4]" office:value-type="float" office:value="0.0901547839346788" calcext:value-type="float">
            <text:p>0.0901547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Stanford web graph from 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Nodes: 281903 Edges: 2312497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Berkely-Stanford web graph from 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Nodes: 685230 Edges: 760059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University of Notre Dame web graph from 1999 by Albert, Jeong and Baraba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Nodes: 325729 Edges: 14971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2:29:06.185752064</meta:creation-date>
    <dc:date>2015-10-01T22:34:06.152632297</dc:date>
    <meta:editing-duration>PT4M59S</meta:editing-duration>
    <meta:editing-cycles>4</meta:editing-cycles>
    <meta:generator>LibreOffice/4.4.3.2$Linux_X86_64 LibreOffice_project/40m0$Build-2</meta:generator>
    <meta:document-statistic meta:table-count="1" meta:cell-count="26" meta:object-count="0"/>
  </office:meta>
</office:document-meta>
</file>